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>
      <style:text-properties officeooo:rsid="0001af3c" officeooo:paragraph-rsid="0001af3c"/>
    </style:style>
    <style:style style:name="P4" style:family="paragraph" style:parent-style-name="Standard">
      <style:text-properties officeooo:rsid="0001af3c" officeooo:paragraph-rsid="0001af3c"/>
    </style:style>
    <style:style style:name="P5" style:family="paragraph" style:parent-style-name="Standard" style:list-style-name="L4">
      <style:text-properties officeooo:rsid="0001af3c" officeooo:paragraph-rsid="0001af3c"/>
    </style:style>
    <style:style style:name="P6" style:family="paragraph" style:parent-style-name="Standard" style:list-style-name="L5">
      <style:text-properties officeooo:rsid="0001af3c" officeooo:paragraph-rsid="0001af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5da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y default, <text:span text:style-name="T1">margin</text:span> collapse into one another.</text:p>
      <text:list text:style-name="L1">
        <text:list-item>
          <text:p text:style-name="P1">So if one element has a margin-bottom of 50px, and the next</text:p>
          <text:p text:style-name="P1">one has a margin-top of 50px, the space between them will be</text:p>
          <text:p text:style-name="P1">50px and not 100px.</text:p>
        </text:list-item>
      </text:list>
      <text:p text:style-name="Standard"/>
      <text:p text:style-name="Standard"><text:span text:style-name="T1">Collapsing margins</text:span> have a few situations where they cause problems.</text:p>
      <text:list text:style-name="L2">
        <text:list-item>
          <text:p text:style-name="P2">Margins will collapse any time they touch each other. So,</text:p>
          <text:p text:style-name="P2">if the first child in an element has a margin-top, that</text:p>
          <text:p text:style-name="P2">can merge with the parent's margin-top.</text:p>
        </text:list-item>
      </text:list>
      <text:p text:style-name="Standard"/>
      <text:p text:style-name="Standard">There are some important things to know about <text:span text:style-name="T1">inline elements</text:span>:</text:p>
      <text:list text:style-name="L3">
        <text:list-item>
          <text:p text:style-name="P3">You can only nest other inline elements in them (such as putting a</text:p>
          <text:p text:style-name="P3">link inside a strong element)</text:p>
        </text:list-item>
        <text:list-item>
          <text:p text:style-name="P3">They will only respect margin, padding, and borders which are placed</text:p>
          <text:p text:style-name="P3">on the left or the right side, and not the top and bottom</text:p>
        </text:list-item>
      </text:list>
      <text:p text:style-name="P4"/>
      <text:p text:style-name="P4">There is a very useful inline element, called a <text:span text:style-name="T1">span</text:span></text:p>
      <text:list text:style-name="L4">
        <text:list-item>
          <text:p text:style-name="P5">The span element is like strong and em, in that we use it to style text, but it has no default styling and no semantic meaning</text:p>
        </text:list-item>
        <text:list-item>
          <text:p text:style-name="P5">A span by itself is a little useless, normally we use a class on them to make it easy to target with CSS</text:p>
        </text:list-item>
      </text:list>
      <text:p text:style-name="P4"/>
      <text:p text:style-name="P4">Links have different “states” that we can style as well</text:p>
      <text:list text:style-name="L5">
        <text:list-item>
          <text:p text:style-name="P6">Default “link” state</text:p>
        </text:list-item>
        <text:list-item>
          <text:p text:style-name="P6">Visited – <text:span text:style-name="T2">A link the user has visited</text:span></text:p>
        </text:list-item>
        <text:list-item>
          <text:p text:style-name="P6">Focus – <text:span text:style-name="T2">Moved to by a keyboard user using the Tab key or something similar</text:span></text:p>
        </text:list-item>
        <text:list-item>
          <text:p text:style-name="P6">Hover – <text:span text:style-name="T2">A link when the user mouses over it</text:span></text:p>
        </text:list-item>
        <text:list-item>
          <text:p text:style-name="P6">Active – <text:span text:style-name="T2">A link the moment it is clicked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6:46:00.286000000</meta:creation-date>
    <dc:date>2025-03-12T17:00:50.300000000</dc:date>
    <meta:editing-duration>PT14M50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22" meta:word-count="249" meta:character-count="1253" meta:non-whitespace-character-count="1037"/>
  </office:meta>
</office:document-meta>
</file>